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f2d8" officeooo:paragraph-rsid="0010f2d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0f2d8" officeooo:paragraph-rsid="0010f2d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b74c" officeooo:paragraph-rsid="0011b74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3ebd9" officeooo:paragraph-rsid="0013ebd9" style:font-size-asian="14pt" style:font-weight-asian="bold" style:font-size-complex="14pt" style:font-weight-complex="bold"/>
    </style:style>
    <style:style style:name="T1" style:family="text">
      <style:text-properties officeooo:rsid="0013ebd9"/>
    </style:style>
    <style:style style:name="T2" style:family="text">
      <style:text-properties officeooo:rsid="00189e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XP<text:span text:style-name="T2">3</text:span> : <text:span text:style-name="T2">Correlation Coefficient</text:span><text:span text:style-name="T1"> </text:span></text:p>
      <text:p text:style-name="P2">Joel T Vadakekalam</text:p>
      <text:p text:style-name="P2">25</text:p>
      <text:p text:style-name="P2">S5DS</text:p>
      <text:p text:style-name="P2">25/10/22</text:p>
      <text:p text:style-name="P4"/>
      <text:p text:style-name="P4">fdef foo(a,b,c):return (a*b)/c</text:p>
      <text:p text:style-name="P4"/>
      <text:p text:style-name="P4">print("Enter the contigency table:")</text:p>
      <text:p text:style-name="P4">cont_table=[[int(x) for x in input().split()] for _ in range(2)]</text:p>
      <text:p text:style-name="P4">sumt=[cont_table[0][0]+cont_table[0][1],</text:p>
      <text:p text:style-name="P4">cont_table[1][0]+cont_table[1][1],</text:p>
      <text:p text:style-name="P4">cont_table[0][0]+cont_table[1][0],</text:p>
      <text:p text:style-name="P4">cont_table[0][1]+cont_table[1][1]]</text:p>
      <text:p text:style-name="P4">tot=sum(sumt[:2])</text:p>
      <text:p text:style-name="P4">exp_table=[[foo(sumt[0],sumt[2],tot),foo(sumt[0],sumt[3],tot)],</text:p>
      <text:p text:style-name="P4">[foo(sumt[1],sumt[2],tot),foo(sumt[1],sumt[3],tot)]]</text:p>
      <text:p text:style-name="P4"/>
      <text:p text:style-name="P4">chi=0</text:p>
      <text:p text:style-name="P4">for i in range(2):</text:p>
      <text:p text:style-name="P4"><text:s text:c="4"/>for j in range(2):</text:p>
      <text:p text:style-name="P4"><text:s text:c="8"/>chi+=(cont_table[i][j]-exp_table[i][j])**2/exp_table[i][j]</text:p>
      <text:p text:style-name="P4"/>
      <text:p text:style-name="P4">print("Chi square value:",chi)</text:p>
      <text:p text:style-name="P4">if chi&gt;float(input("Input table value:")):print("Data is dependent")</text:p>
      <text:p text:style-name="P4">else:print("Data is independent")</text:p>
      <text:p text:style-name="P4"/>
      <text:p text:style-name="P4">a=[int(x) for x in input("Enter values in first attribute").split()]</text:p>
      <text:p text:style-name="P4">b=[int(x) for x in input("Enter values in second attribute").split()]</text:p>
      <text:p text:style-name="P4"/>
      <text:p text:style-name="P4">meana,meanb=sum(a)/len(a),sum(b)/len(b)</text:p>
      <text:p text:style-name="P4">vara,varb=sum([(xi-meana)**2 for xi in a])/len(a),sum([(xi-meanb)**2 for xi in b])/len(b)</text:p>
      <text:p text:style-name="P4">vara,varb=vara**0.5,varb**0.5</text:p>
      <text:p text:style-name="P4"/>
      <text:p text:style-name="P4">r=0</text:p>
      <text:p text:style-name="P4">for i in range(len(a)):</text:p>
      <text:p text:style-name="P4"><text:s text:c="4"/>r+=((a[i]-meana)*(b[i]-meanb))/(len(a)*vara*varb)</text:p>
      <text:p text:style-name="P4"/>
      <text:p text:style-name="P4">print("Correlaion coeff:",r)</text:p>
      <text:p text:style-name="P5"/>
      <text:p text:style-name="P5"/>
      <text:p text:style-name="P5"/>
      <text:p text:style-name="P5"/>
      <text:p text:style-name="P5"><text:soft-page-break/>Output:</text:p>
      <text:p text:style-name="P5"/>
      <text:p text:style-name="P5">Enter the contigency table:</text:p>
      <text:p text:style-name="P5">50 100</text:p>
      <text:p text:style-name="P5">75 40</text:p>
      <text:p text:style-name="P5">Chi square value: 26.554865424430645</text:p>
      <text:p text:style-name="P5"/>
      <text:p text:style-name="P5">Input table value:10.7</text:p>
      <text:p text:style-name="P5">Data is dependent</text:p>
      <text:p text:style-name="P5"/>
      <text:p text:style-name="P5">Enter values in first attribute10 30 12 6 17 </text:p>
      <text:p text:style-name="P5">Enter values in second attribute20 40 45 15 35 </text:p>
      <text:p text:style-name="P5"/>
      <text:p text:style-name="P5">Correlaion coeff: 0.624891521304398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4:14:14.105949436</meta:creation-date>
    <dc:date>2022-10-25T15:38:41.322780106</dc:date>
    <meta:editing-duration>PT23M44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2" meta:paragraph-count="41" meta:word-count="132" meta:character-count="1358" meta:non-whitespace-character-count="1248"/>
  </office:meta>
</office:document-meta>
</file>